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6A0C5DCC3DA6DB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843cm, 4.128cm, 9.631cm, 2.93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03cm" svg:height="20.6cm" svg:x="0.991cm" svg:y="2.491cm">
          <draw:image xlink:href="Pictures/10000000000005E8000007E0B6A0C5DCC3DA6D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49:02.109525221</dc:date>
    <meta:editing-duration>PT3M4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